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TML_20_Preformatted">
      <style:paragraph-properties fo:margin-top="0cm" fo:margin-bottom="0.212cm" loext:contextual-spacing="false" fo:line-height="115%"/>
    </style:style>
    <style:style style:name="P2" style:family="paragraph" style:parent-style-name="HTML_20_Preformatted">
      <style:paragraph-properties fo:margin-top="0cm" fo:margin-bottom="0.212cm" loext:contextual-spacing="false" fo:line-height="115%"/>
      <style:text-properties style:font-name="Calibri" fo:font-size="11pt" style:font-size-asian="11pt" style:font-size-complex="11pt"/>
    </style:style>
    <style:style style:name="P3" style:family="paragraph" style:parent-style-name="Standard">
      <style:paragraph-properties fo:margin-top="0cm" fo:margin-bottom="0cm" loext:contextual-spacing="false" fo:line-height="100%"/>
    </style:style>
    <style:style style:name="P4" style:family="paragraph" style:parent-style-name="Standard" style:master-page-name="Standard">
      <style:paragraph-properties fo:margin-top="0cm" fo:margin-bottom="0cm" loext:contextual-spacing="false" fo:line-height="100%" style:page-number="auto"/>
    </style:style>
    <style:style style:name="P5" style:family="paragraph" style:parent-style-name="Standard">
      <style:paragraph-properties fo:margin-top="0cm" fo:margin-bottom="0.212cm" loext:contextual-spacing="false" fo:line-height="115%"/>
    </style:style>
    <style:style style:name="P6" style:family="paragraph" style:parent-style-name="Standard">
      <style:paragraph-properties fo:margin-top="0cm" fo:margin-bottom="0.212cm" loext:contextual-spacing="false" fo:line-height="115%">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212cm" loext:contextual-spacing="false" fo:line-height="115%"/>
      <style:text-properties fo:language="fi" fo:country="FI"/>
    </style:style>
    <style:style style:name="P8" style:family="paragraph" style:parent-style-name="Standard">
      <style:paragraph-properties fo:margin-top="0cm" fo:margin-bottom="0.212cm" loext:contextual-spacing="false" fo:line-height="115%">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fi" fo:country="FI" style:font-name-asian="Times New Roman1" style:language-asian="nb" style:country-asian="NO" style:font-name-complex="Courier New1"/>
    </style:style>
    <style:style style:name="P9" style:family="paragraph" style:parent-style-name="Standard">
      <style:paragraph-properties fo:margin-top="0cm" fo:margin-bottom="0.212cm" loext:contextual-spacing="false" fo:line-height="115%"/>
      <style:text-properties fo:color="#000000" fo:background-color="#ffffff"/>
    </style:style>
    <style:style style:name="P10" style:family="paragraph" style:parent-style-name="Standard">
      <style:paragraph-properties fo:margin-top="0cm" fo:margin-bottom="0.212cm" loext:contextual-spacing="false" fo:line-height="115%">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52627" fo:letter-spacing="0.014cm" fo:language="fi" fo:country="FI" fo:background-color="#ffffff" style:font-name-complex="Arial"/>
    </style:style>
    <style:style style:name="P11" style:family="paragraph" style:parent-style-name="Standard">
      <style:paragraph-properties fo:margin-top="0cm" fo:margin-bottom="0.212cm" loext:contextual-spacing="false" fo:line-height="115%">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sian="Times New Roman1" style:language-asian="nb" style:country-asian="NO" style:font-name-complex="Courier New1"/>
    </style:style>
    <style:style style:name="T1" style:family="text">
      <style:text-properties fo:font-size="14pt" fo:language="fi" fo:country="FI" style:font-size-asian="14pt" style:font-size-complex="14pt"/>
    </style:style>
    <style:style style:name="T2" style:family="text">
      <style:text-properties fo:font-size="14pt" fo:language="fi" fo:country="FI" style:font-name-asian="Times New Roman1" style:font-size-asian="14pt" style:language-asian="nb" style:country-asian="NO" style:font-name-complex="Courier New1" style:font-size-complex="14pt"/>
    </style:style>
    <style:style style:name="T3" style:family="text">
      <style:text-properties fo:font-size="14pt" style:font-size-asian="14pt" style:font-size-complex="14pt"/>
    </style:style>
    <style:style style:name="T4" style:family="text">
      <style:text-properties fo:color="#252627" fo:letter-spacing="0.014cm" fo:language="fi" fo:country="FI" fo:background-color="#fdfdfd" loext:char-shading-value="0" style:font-name-complex="Arial"/>
    </style:style>
    <style:style style:name="T5" style:family="text">
      <style:text-properties fo:color="#252627" fo:letter-spacing="0.014cm" fo:language="fi" fo:country="FI" fo:background-color="#ffffff" loext:char-shading-value="0" style:font-name-complex="Arial"/>
    </style:style>
    <style:style style:name="T6" style:family="text">
      <style:text-properties fo:color="#252627" fo:letter-spacing="0.014cm" fo:background-color="#fdfdfd" loext:char-shading-value="0" style:font-name-complex="Arial"/>
    </style:style>
    <style:style style:name="T7" style:family="text">
      <style:text-properties fo:color="#252627" fo:letter-spacing="0.014cm" fo:background-color="#ffffff" loext:char-shading-value="0" style:font-name-complex="Arial"/>
    </style:style>
    <style:style style:name="T8" style:family="text">
      <style:text-properties fo:color="#252627" fo:letter-spacing="0.014cm" style:letter-kerning="true" style:font-name-asian="Times New Roman1" style:language-asian="nb" style:country-asian="NO" style:font-name-complex="Times New Roman1"/>
    </style:style>
    <style:style style:name="T9" style:family="text">
      <style:text-properties fo:color="#252627" fo:font-size="14pt" fo:letter-spacing="0.014cm" fo:background-color="#ffffff" loext:char-shading-value="0" style:font-size-asian="14pt" style:font-name-complex="Arial" style:font-size-complex="14pt"/>
    </style:style>
    <style:style style:name="T10" style:family="text">
      <style:text-properties fo:language="fi" fo:country="FI"/>
    </style:style>
    <style:style style:name="T11" style:family="text">
      <style:text-properties fo:language="fi" fo:country="FI" style:font-name-asian="Times New Roman1" style:language-asian="nb" style:country-asian="NO" style:font-name-complex="Courier New1"/>
    </style:style>
    <style:style style:name="T12" style:family="text">
      <style:text-properties fo:color="#000000" fo:language="fi" fo:country="FI" fo:background-color="#ffffff" loext:char-shading-value="0"/>
    </style:style>
    <style:style style:name="T13" style:family="text">
      <style:text-properties fo:color="#000000" fo:background-color="#ffffff" loext:char-shading-value="0"/>
    </style:style>
    <style:style style:name="T14" style:family="text">
      <style:text-properties fo:color="#000000"/>
    </style:style>
    <style:style style:name="T15" style:family="text">
      <style:text-properties fo:color="#000000" fo:font-size="14pt" fo:background-color="#ffffff" loext:char-shading-value="0" style:font-size-asian="14pt" style:font-size-complex="14pt"/>
    </style:style>
    <style:style style:name="T16" style:family="text">
      <style:text-properties style:font-name="Calibri" fo:font-size="11pt" style:font-size-asian="11pt" style:font-size-complex="11pt"/>
    </style:style>
    <style:style style:name="T17" style:family="text">
      <style:text-properties style:font-name="Calibri" fo:font-size="11pt" fo:language="fi" fo:country="FI" style:font-size-asian="11pt" style:font-size-complex="11pt"/>
    </style:style>
    <style:style style:name="T18" style:family="text">
      <style:text-properties style:font-name-asian="Times New Roman1" style:language-asian="nb" style:country-asian="NO" style:font-name-complex="Courier New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RK / Laila Lanes</text:p>
      <text:p text:style-name="P3">Anstein Mikkelsens filmer – tekster på kvensk</text:p>
      <text:p text:style-name="P3">Oversatt til kvensk av Kainun institutti - Kvensk institutt 04.12.2017 / Pirjo Paavalniemi<text:bookmark text:name="_GoBack"/></text:p>
      <text:p text:style-name="P5"/>
      <text:p text:style-name="P5"/>
      <text:p text:style-name="P5"><text:span text:style-name="T1">Sverren juuret</text:span></text:p>
      <text:p text:style-name="P5"><text:span text:style-name="T4">Sverre Opdahl joka oon Skoganvarresta pois, oon eläny Finmarkun mahtaavassa luonossa - ja kans eläny tämän luonon avula - jossa jokhainen jänkkä ja kurkkii muistelhaan histoorian. Mutta, niin ko hän itte sannoo, kaikila assiila oon se ”viiminen kerta”.</text:span></text:p>
      <text:p text:style-name="P5"><text:span text:style-name="T4">Sverrelä oon lujat juuret vanhoissa kväänitradijuuniissa, ja hän polttaa tervaa kohta tuhat vuotta vanhoista pötäjänjuurista. Sverre kulkkee luonon gourmetköökissä ja nouttaa sieltä arktisen köökin makkui ja haissui. </text:span></text:p>
      <text:p text:style-name="P5"><text:span text:style-name="T10">Juuri ennen Juhaneksenpäivää vuona 2009 sytytti 87-vuotinen Sverre Opdahl hänen viimisen tervahauan Skoganvarressa Finmarkussa. Ko viimi tipat ”mettän verestä” tiputhiin ulos tervahauasta kolme-nelje janturii hiljemin, meinas se sitä ette monen saan vuoen tradisjuuni päättyi </text:span><text:span text:style-name="T12">– juuri vanhaa käsityö jonka Sverre itte otti uuesti käytthöön ko hänestä tuli pensionisti.</text:span></text:p>
      <text:p text:style-name="P5"><text:span text:style-name="T12">Ko Sverre kasus ylös, ja sukupolvitten aikana ennen häntä, viethiin Skoganvarresta paljon tervaa Finmarkun rannikoile ja vuonoile. Sverren tervahauta oli viiminen mikä oli käytössä Pohjais-Norjassa. Sanothaan ette hänen tervahauan terva oon parasta koko maassa, ja museumit ja puuvenheitten kans työteliijät kysythään Sverren tervan pörhään. </text:span></text:p>
      <text:p text:style-name="P5"><text:span text:style-name="T10">Vaikka tervatradisjuuni oon nyt loppu, oon Sverrelä tuhat hommaa ulkona luonossa. </text:span></text:p>
      <text:p text:style-name="P5"><text:span text:style-name="T12">– ”Sitte” ei tule koskhaan, sannoo hän, ja oon sikkari ette aktiivinen elämä ulkona luonossa oon yksi osa sitä salaisuutta mikä oon hyvän elämän takana. Ja kans rautaisen tervheyen takana mikä hänelä oon 87-vuotisenna. </text:span></text:p>
      <text:p text:style-name="P7"/>
      <text:p text:style-name="P5"><text:span text:style-name="T12">Näytetty ensi kerran: 06.01.2010</text:span></text:p>
      <text:p text:style-name="P7"/>
      <text:p text:style-name="P5"><text:span text:style-name="T3">Sverres røtter</text:span></text:p>
      <text:p text:style-name="P5"><text:span text:style-name="T6">Sverre Opdahl fra Skoganvarre har levd i og av den mektige finnmarksnaturen, der hver myr og hver foss forteller en historie. Men som han selv sier - alle ting har en "siste gang".</text:span></text:p>
      <text:p text:style-name="P5"><text:span text:style-name="T13">Med sterke røtter i gamle kvenske tradisjoner utvinner han tjære av nesten tusen år gamle fururøtter. Sverre vandrer rundt i naturens gourmetkjøkken og tar for seg av den arktiske naturens smaker og lukter. </text:span><text:span text:style-name="T14"><text:line-break/><text:line-break/></text:span><text:span text:style-name="T13">Like før St. Hans sommeren 2009 tente den da 87-årige Sverre Opdahl i Skoganvarre i Finnmark sin siste tjæremile. Når de siste dråpene av "skogens blod" piplet ut av mila tre-fire døgn senere, betydde det slutten på mange hundre års tradisjon – et eldgammelt håndverk som Sverre selv gjenopptok da han ble pensjonist. </text:span><text:span text:style-name="T14"><text:line-break/><text:line-break/></text:span><text:span text:style-name="T13">Da Sverre vokste opp, og i generasjonene før ham, var Skoganvarre storleverandør av tjære til kyst- og fjordstrøk i Finnmark. Sverres mile var den siste i drift i Nord-Norge. Tjæren fra mila hans er blitt betegnet som den beste i landet, og er etterspurt av museer og trebåtentusiaster. </text:span><text:span text:style-name="T14"><text:line-break/><text:line-break/></text:span><text:span text:style-name="T13">Selv om tjæretradisjonene nå er avsluttet har Sverre fortsatt tusen ting å ta seg til ute i naturen. – Siden kommer aldri, sier han, og er sikker på at et aktivt liv ute i naturen er en viktig del av hemmeligheten bak det gode liv. Og ikke minst hans jernhelse i en alder av 87 år.</text:span></text:p>
      <text:p text:style-name="P9"/>
      <text:p text:style-name="P5"><text:span text:style-name="T13">Sendt første gang: 06.01.2010</text:span></text:p>
      <text:p text:style-name="P5"><text:span text:style-name="T13">------------------------------------------------------------------------------------------------------------------</text:span></text:p>
      <text:p text:style-name="P9"/>
      <text:p text:style-name="P5"><text:span text:style-name="T15">Se suuri rakkhaus (Den store kjærligheten -</text:span><text:span text:style-name="T3"> Rakkauden rakkaus)</text:span></text:p>
      <text:p text:style-name="P5"><text:span text:style-name="T11">Edith ja Svenn Randa elethään Paatsjoenlaksossa mikä oon Ryssän ja Suomen rajala. Heilä oon kolme rakkhautta elämässä: Lakso missä het oon asunheet koko elämän aijan, suomalainen kulttuuri eli kväänikulttuuri, ja kaikkiin suurin: elämänpituinen rakkhaus toinen toisheen.</text:span></text:p>
      <text:p text:style-name="P5"><text:span text:style-name="T12">Kerran tämä oli rajaton ala missä öystäsaamelaiset siirythiin ommiin sesonkipaikkoin välilä. Vasta vuona 1826 laitethiin rajan joka jakoi tämän alan Norjan ja Ryssän kesken. Siitä alkkain oon rajakansa eläny laksossa suuriin muutosten kans jokka koskethaan rajaolloi ja luonttoo. Het oon kokenheet aukinaiset ja suljetut rajat, ja ette krannimaa oon ensisti Ryssä, sitte Sovjetti, sitte Suomi, taasen Sovjetti, ja sitte taas Ryssä. </text:span></text:p>
      <text:p text:style-name="P5"><text:soft-page-break/><text:span text:style-name="T12">Tämä ala josta esivalta välistä kehoitti ihmissii siirtymhään etelhään käsin, oon tääpänä tyyhenemässä. Keskelä tätä Norjan vanhiinta monikulttuurista allaa, oon 70-vuotinen Edith ja 73-vuotinen Svenn elänheet koko elämän aijan. </text:span></text:p>
      <text:p text:style-name="P5"><text:span text:style-name="T12">Tääpänä heilä oon yhä campingpaikka Vouvatusjärvessä </text:span><text:span text:style-name="T10">Øvre Pasviikassa, ja het freistathaan pittäät maholiseman monta niistä kulttuuriista jokka het oon saanheet heiän monikulttuurisilta vanhemiilta. </text:span></text:p>
      <text:p text:style-name="P7"/>
      <text:p text:style-name="P1"><text:span text:style-name="T16">Näytetty 17.04.2013</text:span></text:p>
      <text:p text:style-name="P9"/>
      <text:p text:style-name="P9"/>
      <text:p text:style-name="P9"/>
      <text:p text:style-name="P5"><text:span text:style-name="T15">Den store kjærligheten -</text:span><text:span text:style-name="T3"> Rakkauden rakkaus</text:span></text:p>
      <text:p text:style-name="P6"><text:span text:style-name="T18">Edith og Svenn Randa i Pasvikdalen på grensa mot Russland og Finland har tre kjærligheter i livet: Til dalen der de har bodd i hele sitt liv, til den finsk/kvenske kulturen - og den største: </text:span>den livslange <text:span text:style-name="T18">kjærligheten til hverandre.</text:span></text:p>
      <text:p text:style-name="P1"><text:span text:style-name="T16">En gang var dette et grenseløst område der skoltesamene flyttet mellom sine sesongboplasser. Først i 1826 kom grensa som delte området mellom Norge og Russland. Siden da har grensebefolkningen måtte leve med store forandringer både i grenseforholdene, og i naturen i dalen. De har opplevd åpne og lukkede grenser, at nabolandet har skiftet fra Russland, Sovjet, til Finland, til Sovjet og så til Russland igjen.</text:span></text:p>
      <text:p text:style-name="P1"><text:span text:style-name="T16">Dette område som norske myndigheter i perioder oppfordret folk sørfra å flytte til, er i dag preget av avfolking. Midt i dette eldste flerkulturell området i Norge hele har 70 årige Edith og 73 årige Svenn Randa levd sine liv.</text:span></text:p>
      <text:p text:style-name="P1"><text:span text:style-name="T16">I dag driver de fortsatt campingplassen sin i Vaggetem i Øvre Pasvik, og forsøker å holde på så mange som mulig av tradisjonene de har arvet fra sine flerkulturelle forfedre.</text:span></text:p>
      <text:p text:style-name="P2"/>
      <text:p text:style-name="P1"><text:span text:style-name="T17">Sendt: 17.04.2013</text:span></text:p>
      <text:p text:style-name="P1"><text:span text:style-name="T17">--------------------------------------------------------------------------------------------------------------------------------</text:span></text:p>
      <text:p text:style-name="P8"/>
      <text:p text:style-name="P6"><text:span text:style-name="T2">Het kekkä hypäthiin ennen Wirkolaa</text:span></text:p>
      <text:p text:style-name="P6"><text:span text:style-name="T11">”Hypätä Wirkolan jälkhiin” oon sananparsi jonka kohta kaikki tiethään Norjassa. Se oon lyhykäinen ja ossuuva kuvvaus alattiolaisen poijan, </text:span><text:span text:style-name="T5">Bjørn Wirkolan, fantastisen hyppykarriäärin </text:span><text:span text:style-name="T11">ympäri. Mutta jos pyörämä tämän ja kysymä: Kuka hyppäs ennen Wirkolaa? niin olemaki äkisti alkamassa jännittäävän matkan, matkan missä oon kyset muusta ko tyhä hyppäämisestä. Ja piian Wirkolan menestyksen tavustalla olthiin Wirkolan kvääni-suomalaisten vanhiimiitten arpa, kulttuuri joka tääpänä oon kohta pois? Tässä filmissä </text:span><text:span text:style-name="T5">Bjørn Wirkola ja historikkeri Arvid Petterson otethaan meiän myötä matkale joka oon rohki vähän tunnettu - histooria kväänitten ja suomalaisten ympäri Alattiossa. Tämä oon filmi ”siippiin” ja ”juuriin” ympäri. Vaikka Wirkola lähtiki jo varhain mailmalle, ei hän koskhaan unheettannu kotikyllää Alattioo, eikä ommii kvääni-suomalaissii juurii. </text:span></text:p>
      <text:p text:style-name="P10"/>
      <text:p text:style-name="P6"><text:span text:style-name="T7">Näytetty </text:span><text:span text:style-name="T13">16.03.2017</text:span></text:p>
      <text:p text:style-name="P11"/>
      <text:p text:style-name="P6"><text:span text:style-name="T9">De som hoppet før Wirkola</text:span></text:p>
      <text:p text:style-name="P6"><text:span text:style-name="T7">"Å hoppe etter Wirkola" er et av de mest kjente uttrykk i Norge. Det er samtidig en kort og treffende beskrivelse av altagutten Bjørn Wirkolas fantastiske hoppkarriere. Men snur du litt på det og spør: Hvem hoppet før Wirkola? er du plutselig på starten av en annen spennende reise, en reise som langt fra bare handler om hopping. Og kanskje ligger mye av grunnlaget for suksessen nettopp i arven etter Wirkolas kvensk-finske forfedre, i en kultur som i dag nesten er utslettet i Norge? I denne filmen tar Bjørn Wirkola og historiker Arvid Petterson oss med på en ferd inn i en svært lite kjent fortelling - historien om kvenene og finnene i Alta. Dette er en film om "siivet" og "juuret" - om vinger og røtter. Selv om han tidlig dro ut i verden, glemte Bjørn Wirkola aldri sin hjembygd Alta, og heller ikke sine kvensk-finske røtter.</text:span></text:p>
      <text:p text:style-name="P9"/>
      <text:p text:style-name="P5"><text:span text:style-name="T13">Sendt 16.03.2017</text:span></text:p>
      <text:p text:style-name="P5"><text:span text:style-name="T8"><text:s/></text:span></text:p>
      <text:p text:style-name="P5"><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nb" style:country-asian="NO"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forhåndsformatert_20_Tegn" style:display-name="HTML-forhåndsformatert Tegn"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2"><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2</meta:editing-cycles>
    <meta:print-date>2007-06-07T12:27:00</meta:print-date>
    <meta:creation-date>2017-12-05T12:14:00</meta:creation-date>
    <dc:date>2019-03-04T09:25:00</dc:date>
    <meta:editing-duration>PT6M</meta:editing-duration>
    <meta:generator>LibreOffice/6.4.6.2$Linux_X86_64 LibreOffice_project/40$Build-2</meta:generator>
    <meta:document-statistic meta:table-count="0" meta:image-count="1" meta:object-count="0" meta:page-count="3" meta:paragraph-count="37" meta:word-count="1073" meta:character-count="7337" meta:non-whitespace-character-count="6279"/>
    <meta:user-defined meta:name="AppVersion">16.0000</meta:user-defined>
    <meta:user-defined meta:name="Company">Kvensk Institut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